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officeooo:rsid="000a15fa" officeooo:paragraph-rsid="000a15fa"/>
    </style:style>
    <style:style style:name="P3" style:family="paragraph" style:parent-style-name="Standard">
      <style:paragraph-properties fo:text-align="end" style:justify-single-word="false"/>
      <style:text-properties officeooo:rsid="000a15fa" officeooo:paragraph-rsid="000a15fa"/>
    </style:style>
    <style:style style:name="P4" style:family="paragraph" style:parent-style-name="Standard">
      <style:text-properties officeooo:rsid="000ae853" officeooo:paragraph-rsid="000ae853"/>
    </style:style>
    <style:style style:name="P5" style:family="paragraph" style:parent-style-name="Standard">
      <style:text-properties fo:font-weight="normal" officeooo:rsid="000c9465" officeooo:paragraph-rsid="000c9465" style:font-weight-asian="normal" style:font-weight-complex="normal"/>
    </style:style>
    <style:style style:name="P6" style:family="paragraph" style:parent-style-name="Standard">
      <style:text-properties fo:font-weight="bold" officeooo:rsid="000ae853" officeooo:paragraph-rsid="000ae853" style:font-weight-asian="bold" style:font-weight-complex="bold"/>
    </style:style>
    <style:style style:name="P7" style:family="paragraph" style:parent-style-name="Standard">
      <style:text-properties officeooo:rsid="00100d0b" officeooo:paragraph-rsid="00100d0b"/>
    </style:style>
    <style:style style:name="P8" style:family="paragraph" style:parent-style-name="Standard">
      <style:paragraph-properties fo:break-before="page"/>
      <style:text-properties officeooo:rsid="000ae853" officeooo:paragraph-rsid="000ae853"/>
    </style:style>
    <style:style style:name="P9" style:family="paragraph" style:parent-style-name="Text_20_body">
      <style:text-properties officeooo:rsid="000e9018" officeooo:paragraph-rsid="000e9018"/>
    </style:style>
    <style:style style:name="P10" style:family="paragraph" style:parent-style-name="Heading_20_1">
      <style:text-properties officeooo:rsid="000ae853"/>
    </style:style>
    <style:style style:name="P11" style:family="paragraph" style:parent-style-name="Standard" style:list-style-name="L1">
      <style:text-properties officeooo:rsid="000ae853" officeooo:paragraph-rsid="000ae853"/>
    </style:style>
    <style:style style:name="P12" style:family="paragraph" style:parent-style-name="Standard" style:list-style-name="L1">
      <style:text-properties fo:font-weight="normal" officeooo:rsid="000ae853" officeooo:paragraph-rsid="0015de14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c9465" officeooo:paragraph-rsid="000c9465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0c9465" officeooo:paragraph-rsid="000c9465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109cc8" officeooo:paragraph-rsid="00109cc8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109cc8" officeooo:paragraph-rsid="00109cc8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109cc8" officeooo:paragraph-rsid="00128695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109cc8" officeooo:paragraph-rsid="00109cc8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100d0b" officeooo:paragraph-rsid="0015de14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100d0b" officeooo:paragraph-rsid="00100d0b" style:font-weight-asian="normal" style:font-weight-complex="normal"/>
    </style:style>
    <style:style style:name="P21" style:family="paragraph" style:parent-style-name="Standard" style:list-style-name="L6">
      <style:text-properties fo:font-weight="normal" officeooo:rsid="00100d0b" officeooo:paragraph-rsid="00100d0b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0e9018" officeooo:paragraph-rsid="000e9018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0e9018" officeooo:paragraph-rsid="000e9018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128695" officeooo:paragraph-rsid="00128695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128695" officeooo:paragraph-rsid="00128695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146d5a" officeooo:paragraph-rsid="00146d5a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1a86f8" officeooo:paragraph-rsid="001a86f8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1a86f8" officeooo:paragraph-rsid="001a86f8" style:font-weight-asian="normal" style:font-weight-complex="normal"/>
    </style:style>
    <style:style style:name="P29" style:family="paragraph" style:parent-style-name="Standard" style:list-style-name="L2">
      <style:text-properties officeooo:rsid="000c9465" officeooo:paragraph-rsid="000c9465"/>
    </style:style>
    <style:style style:name="P30" style:family="paragraph" style:parent-style-name="Standard" style:list-style-name="L4">
      <style:text-properties officeooo:rsid="000e9018" officeooo:paragraph-rsid="000e9018"/>
    </style:style>
    <style:style style:name="P31" style:family="paragraph" style:parent-style-name="Standard" style:list-style-name="L4">
      <style:text-properties officeooo:rsid="000e9018" officeooo:paragraph-rsid="00100d0b"/>
    </style:style>
    <style:style style:name="P32" style:family="paragraph" style:parent-style-name="Standard" style:list-style-name="L4">
      <style:text-properties officeooo:rsid="00100d0b" officeooo:paragraph-rsid="00100d0b"/>
    </style:style>
    <style:style style:name="P33" style:family="paragraph" style:parent-style-name="Standard" style:list-style-name="L4">
      <style:text-properties officeooo:rsid="00109cc8" officeooo:paragraph-rsid="00109c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0d0b" style:font-weight-asian="normal" style:font-weight-complex="normal"/>
    </style:style>
    <style:style style:name="T4" style:family="text">
      <style:text-properties fo:font-weight="normal" officeooo:rsid="000ae853" style:font-weight-asian="normal" style:font-weight-complex="normal"/>
    </style:style>
    <style:style style:name="T5" style:family="text">
      <style:text-properties fo:font-weight="normal" officeooo:rsid="0015de14" style:font-weight-asian="normal" style:font-weight-complex="normal"/>
    </style:style>
    <style:style style:name="T6" style:family="text">
      <style:text-properties officeooo:rsid="000c9465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00d0b"/>
    </style:style>
    <style:style style:name="T9" style:family="text">
      <style:text-properties officeooo:rsid="00128695"/>
    </style:style>
    <style:style style:name="T10" style:family="text">
      <style:text-properties officeooo:rsid="0015de14"/>
    </style:style>
    <style:style style:name="T11" style:family="text">
      <style:text-properties officeooo:rsid="00161e4a"/>
    </style:style>
    <style:style style:name="T12" style:family="text">
      <style:text-properties officeooo:rsid="0019b5e7"/>
    </style:style>
    <style:style style:name="T13" style:family="text">
      <style:text-properties officeooo:rsid="001a9e6b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опросы к коллоквиуму.</text:h>
      <text:p text:style-name="P9"/>
      <text:p text:style-name="P9">Коллоквиум <text:span text:style-name="T11">состоится</text:span> <text:span text:style-name="T7">2 декабря 2016</text:span>.</text:p>
      <text:p text:style-name="P3"/>
      <text:p text:style-name="P4">Коллоквиум будет проходить в следующем формате:</text:p>
      <text:list xml:id="list3953495827833354166" text:style-name="L1">
        <text:list-item>
          <text:p text:style-name="P11">Вначале студенту задаются два очень простых вопроса. При отсутствии ответа хотя бы на один из них студент с позором изгоняется из аудитории. Если сдано оба ДЗ, то студент сразу тянет билет.</text:p>
        </text:list-item>
        <text:list-item>
          <text:p text:style-name="P11">Студент тянет билет. Ему дается <text:span text:style-name="T1">(90) / n </text:span><text:span text:style-name="T2">минут времени</text:span><text:span text:style-name="T1">, </text:span><text:span text:style-name="T2">где n – количество студентов, а 90 – время пары.</text:span></text:p>
        </text:list-item>
        <text:list-item>
          <text:p text:style-name="P12"><text:span text:style-name="T10">Оценивается</text:span> понимание предмета.</text:p>
        </text:list-item>
        <text:list-item>
          <text:p text:style-name="P12">После вопросов задаются произвольные дополнительные вопросы.</text:p>
        </text:list-item>
      </text:list>
      <text:p text:style-name="P2"/>
      <text:p text:style-name="P4">Возможные оценки за кол<text:span text:style-name="T10">л</text:span>оквиум:</text:p>
      <text:p text:style-name="P4"/>
      <text:p text:style-name="P4">0 – студент не пришел на <text:span text:style-name="T13">коллоквиум</text:span></text:p>
      <text:p text:style-name="P4">1 – студент не прошел п.1</text:p>
      <text:p text:style-name="P4">2 – студент прошел п.1, но не ответил <text:span text:style-name="T10">хотя бы на один вопрос билета.</text:span></text:p>
      <text:p text:style-name="P4">3 – студент ответил на оба вопроса, но плохо отвечал на дополнительные вопросы</text:p>
      <text:p text:style-name="P4">4 – студент ответил на оба вопроса <text:span text:style-name="T10">и</text:span> хорошо отвечал на дополнительные вопросы.</text:p>
      <text:p text:style-name="P4">5 – студент ответил на оба вопроса и отлично ответил на все дополнительные вопросы.</text:p>
      <text:p text:style-name="P2"/>
      <text:p text:style-name="P4">Проверяется понимание предмета. Оценка за вопрос не снижается за описки, оговорки, неточности.</text:p>
      <text:p text:style-name="P2"/>
      <text:list xml:id="list8319090656448052785" text:style-name="L2">
        <text:list-item>
          <text:p text:style-name="P29">Во время подготовки разрешается пользоваться <text:span text:style-name="T10">любыми материалами в бумажном или электронном виде</text:span>. <text:line-break/><text:span text:style-name="T15">Замечание</text:span><text:span text:style-name="T14">: не надейтесь, что придете все спишете и все сдадите.</text:span></text:p>
        </text:list-item>
        <text:list-item>
          <text:p text:style-name="P29">Во время подготовки студент должен кратко и полно дать ответ на вопрос. Все писать не нужно. Нужно написать только конспект <text:span text:style-name="T10">вопроса</text:span></text:p>
        </text:list-item>
        <text:list-item>
          <text:p text:style-name="P29">Все вопросы защищаются устно.</text:p>
        </text:list-item>
        <text:list-item>
          <text:p text:style-name="P29"><text:span text:style-name="T4">О</text:span><text:span text:style-name="T2">ценка на коллоквиуме влияет на «строгость </text:span><text:span text:style-name="T5">преподавателя</text:span><text:span text:style-name="T2">» </text:span><text:span text:style-name="T5">на</text:span><text:span text:style-name="T2"> зачет</text:span><text:span text:style-name="T5">е</text:span><text:span text:style-name="T2">.</text:span></text:p>
        </text:list-item>
        <text:list-item>
          <text:p text:style-name="P13">Кто сдаст коллоквиум не ниже 4 и защитил оба ДЗ в срок получает автомат</text:p>
        </text:list-item>
        <text:list-item>
          <text:p text:style-name="P13">Кто сдаст коллоквиум на 5 и защитит два ДЗ получит автомат</text:p>
        </text:list-item>
      </text:list>
      <text:p text:style-name="P5"/>
      <text:p text:style-name="P5">До <text:span text:style-name="T1">защиты </text:span><text:span text:style-name="T10">(конец декабря)</text:span> допускаются:</text:p>
      <text:list xml:id="list757169396364349306" text:style-name="L3">
        <text:list-item>
          <text:p text:style-name="P14">те, кто выполнил оба ДЗ</text:p>
          <text:p text:style-name="P14">ИЛИ</text:p>
        </text:list-item>
        <text:list-item>
          <text:p text:style-name="P14">те, кто выполнил хотя бы одно ДЗ и защитил коллоквиум не ниже <text:span text:style-name="T12">5</text:span>.</text:p>
        </text:list-item>
      </text:list>
      <text:p text:style-name="P2"><text:line-break/></text:p>
      <text:p text:style-name="P6"/>
      <text:p text:style-name="P8"><text:span text:style-name="T1">Список очень простых вопросов</text:span>.</text:p>
      <text:p text:style-name="P7">Нужно знать определения и смысл понятий.</text:p>
      <text:p text:style-name="P7"/>
      <text:list xml:id="list6897487039855612136" text:style-name="L4">
        <text:list-item>
          <text:p text:style-name="P30">Полнота, точность</text:p>
        </text:list-item>
        <text:list-item>
          <text:p text:style-name="P31">ROC кривая. <text:span text:style-name="T8">Коэфициент Джини. <text:s/></text:span><text:span text:style-name="T3">AUC</text:span></text:p>
        </text:list-item>
        <text:list-item>
          <text:p text:style-name="P30">tp, fp, tn, fn</text:p>
        </text:list-item>
        <text:list-item>
          <text:p text:style-name="P30">классификация</text:p>
        </text:list-item>
        <text:list-item>
          <text:p text:style-name="P30">кластеризация</text:p>
        </text:list-item>
        <text:list-item>
          <text:p text:style-name="P30">регрессия</text:p>
        </text:list-item>
        <text:list-item>
          <text:p text:style-name="P30">идентификация</text:p>
        </text:list-item>
        <text:list-item>
          <text:p text:style-name="P30">обучение с учителем и обучение без учителя</text:p>
        </text:list-item>
        <text:list-item>
          <text:p text:style-name="P30">признак</text:p>
        </text:list-item>
        <text:list-item>
          <text:p text:style-name="P30">класс</text:p>
        </text:list-item>
        <text:list-item>
          <text:p text:style-name="P30">событие, действие, решение</text:p>
        </text:list-item>
        <text:list-item>
          <text:p text:style-name="P30">обратная связь</text:p>
        </text:list-item>
        <text:list-item>
          <text:p text:style-name="P30">DENY, REVIEW, ALLOW решения ФМ системы RSA</text:p>
        </text:list-item>
        <text:list-item>
          <text:p text:style-name="P30">примеры применения машинного обучения для задач информационной безопасности</text:p>
        </text:list-item>
        <text:list-item>
          <text:p text:style-name="P32">экспертная система</text:p>
        </text:list-item>
        <text:list-item>
          <text:p text:style-name="P32">выброс</text:p>
        </text:list-item>
        <text:list-item>
          <text:p text:style-name="P32">аномалия</text:p>
        </text:list-item>
        <text:list-item>
          <text:p text:style-name="P32">выборка</text:p>
        </text:list-item>
        <text:list-item>
          <text:p text:style-name="P32">разделяющая гиперповерхность</text:p>
        </text:list-item>
        <text:list-item>
          <text:p text:style-name="P32">функция штрафа</text:p>
        </text:list-item>
        <text:list-item>
          <text:p text:style-name="P32">логистическая функция</text:p>
        </text:list-item>
        <text:list-item>
          <text:p text:style-name="P33">ансамбль</text:p>
        </text:list-item>
        <text:list-item>
          <text:p text:style-name="P33">дерево решений</text:p>
        </text:list-item>
        <text:list-item>
          <text:p text:style-name="P15">бутстрепинг</text:p>
        </text:list-item>
        <text:list-item>
          <text:p text:style-name="P15">бутстреп аггрегация</text:p>
        </text:list-item>
        <text:list-item>
          <text:p text:style-name="P19"><text:span text:style-name="T10">п</text:span>одгонка (fitting)</text:p>
        </text:list-item>
        <text:list-item>
          <text:p text:style-name="P19"><text:span text:style-name="T10">п</text:span>роверка (scoring)</text:p>
        </text:list-item>
        <text:list-item>
          <text:p text:style-name="P19"><text:span text:style-name="T10">п</text:span>ереобучение (overfitting)</text:p>
        </text:list-item>
        <text:list-item>
          <text:p text:style-name="P28">пакеты pandas, numpy, <text:span text:style-name="T9">scikit-learn, </text:span>matplotlib</text:p>
        </text:list-item>
      </text:list>
      <text:p text:style-name="P4"/>
      <text:p text:style-name="P4"><text:span text:style-name="T1">Список заданий №1 (вопросы по истории)</text:span>.</text:p>
      <text:list xml:id="list908140012479028312" text:style-name="L5">
        <text:list-item>
          <text:p text:style-name="P22">Паскалина Блеза Паскаля</text:p>
        </text:list-item>
        <text:list-item>
          <text:p text:style-name="P22">Разностная машина Иоганна Мюллера</text:p>
        </text:list-item>
        <text:list-item>
          <text:p text:style-name="P22">Разностная машина Чарльза Бебиджа</text:p>
        </text:list-item>
        <text:list-item>
          <text:p text:style-name="P22">Гомеоскоп Корсакова</text:p>
        </text:list-item>
        <text:list-item>
          <text:p text:style-name="P22">Кибернетика Норберта Винера</text:p>
        </text:list-item>
        <text:list-item>
          <text:p text:style-name="P20">Ирисы Фишера</text:p>
        </text:list-item>
        <text:list-item>
          <text:p text:style-name="P22">Системы автоматического регулирования (САР) в СССР</text:p>
        </text:list-item>
        <text:list-item>
          <text:p text:style-name="P22">Проект ОГАС</text:p>
        </text:list-item>
        <text:list-item>
          <text:p text:style-name="P22">Причины «возрождения» машинного обучения в конце 90-х годов</text:p>
        </text:list-item>
        <text:list-item>
          <text:p text:style-name="P22">Big Data</text:p>
        </text:list-item>
        <text:list-item>
          <text:p text:style-name="P22">NoSQL базы данных</text:p>
        </text:list-item>
        <text:list-item>
          <text:p text:style-name="P20">СОРМ-2, СОРМ-3</text:p>
        </text:list-item>
        <text:list-item>
          <text:p text:style-name="P20">PRISM</text:p>
        </text:list-item>
        <text:list-item>
          <text:p text:style-name="P20">Palantir</text:p>
        </text:list-item>
        <text:list-item>
          <text:p text:style-name="P16"><text:soft-page-break/>Рональд Фишер</text:p>
        </text:list-item>
        <text:list-item>
          <text:p text:style-name="P16">Кордано Джини</text:p>
        </text:list-item>
        <text:list-item>
          <text:p text:style-name="P16">А.Я. Червоненкис и В.Н.Вапник</text:p>
        </text:list-item>
        <text:list-item>
          <text:p text:style-name="P16">Ю.Л. Павлов и Лео Брейман</text:p>
        </text:list-item>
        <text:list-item>
          <text:p text:style-name="P24">David Cournapeau и scikit-learn</text:p>
        </text:list-item>
      </text:list>
      <text:p text:style-name="P4"/>
      <text:p text:style-name="P6">Список заданий №2 и <text:span text:style-name="T6">№3</text:span></text:p>
      <text:p text:style-name="P6"/>
      <text:list xml:id="list1394052746724478587" text:style-name="L6">
        <text:list-item>
          <text:p text:style-name="P23"><text:span text:style-name="T8">З</text:span>адачи классификации, кластеризации и регрессии<text:span text:style-name="T9">и.</text:span></text:p>
        </text:list-item>
        <text:list-item>
          <text:p text:style-name="P21">Задачи регрессии, интерполяции, аппроксимации. Прогнозирование.</text:p>
        </text:list-item>
        <text:list-item>
          <text:p text:style-name="P23"><text:span text:style-name="T8">З</text:span>адачи ML и DM в информационной безопасности: банковский фрод; pay per click. Суть проблемы и общий подход к решению.</text:p>
        </text:list-item>
        <text:list-item>
          <text:p text:style-name="P23"><text:span text:style-name="T8">З</text:span>адачи ML и DM в информационной безопасности: call фрод, обнаружение социальной инженерии. Суть проблемы и общий подход к решению.</text:p>
        </text:list-item>
        <text:list-item>
          <text:p text:style-name="P23"><text:span text:style-name="T8">З</text:span>адачи ML и DM в информационной безопасности: поведенческий анализ botnet-ов, обнаружение фазинга. Суть проблемы и общий подход к решению.</text:p>
        </text:list-item>
        <text:list-item>
          <text:p text:style-name="P23">Полнота и точность. F-мера. Другие метрики оценки качества классификаторов.</text:p>
        </text:list-item>
        <text:list-item>
          <text:p text:style-name="P23">Расстояние Евклида, манхеттенское расстояние. Расстояние Минковского. Расстояние Чебышева. Расстояние Махаланобиса.</text:p>
        </text:list-item>
        <text:list-item>
          <text:p text:style-name="P21">ROC кривая. Коэфициент Джини. AUC.</text:p>
        </text:list-item>
        <text:list-item>
          <text:p text:style-name="P21">SSI. VaR, CBA</text:p>
        </text:list-item>
        <text:list-item>
          <text:p text:style-name="P21">Признаки, характеристики, контрибьютеры. Сравнимые и несравнимые признаки. Сложные и простые. Непрерывные, дискретные, бинарные.</text:p>
        </text:list-item>
        <text:list-item>
          <text:p text:style-name="P21">Пакеты Python. NumPy, SciPy, Pandas, Matplotlib. Jupyther.</text:p>
        </text:list-item>
        <text:list-item>
          <text:p text:style-name="P21">Функция штрафа.</text:p>
        </text:list-item>
        <text:list-item>
          <text:p text:style-name="P17">Байесовский подход. Преимущества и недостатки. Разбиновка. Преимущества и недостатки</text:p>
        </text:list-item>
        <text:list-item>
          <text:p text:style-name="P18">Дерево решений. Лес. Случайный лес. Построение случайного леса. Критерии остановки. «Эмпирическая теорема» о случайном лесе.</text:p>
        </text:list-item>
        <text:list-item>
          <text:p text:style-name="P18">Бутстрепинг, бутстреп, бэггинг и бустинг</text:p>
        </text:list-item>
        <text:list-item>
          <text:p text:style-name="P18">Восстановление плотности. <text:span text:style-name="T9">Парзеновская плотность. Ядро. Виды ядер.</text:span></text:p>
        </text:list-item>
        <text:list-item>
          <text:p text:style-name="P26"><text:bookmark-start text:name="__DdeLink__1017_990071680"/>Pandas. Задачи библиотеки. DataFrame, <text:s/>Series, Panel</text:p>
        </text:list-item>
        <text:list-item>
          <text:p text:style-name="P26">Pandas. Задачи библиотеки. loc, iloc, ix</text:p>
        </text:list-item>
        <text:list-item>
          <text:p text:style-name="P26">Pandas. Задачи библиотеки. Типы данных</text:p>
        </text:list-item>
        <text:list-item>
          <text:p text:style-name="P26">Pandas. Задачи библиотеки. apply функция</text:p>
        </text:list-item>
        <text:list-item>
          <text:p text:style-name="P26">Pandas. Задачи библиотеки. Группировка, аггрегация, фильтрация.<text:bookmark-end text:name="__DdeLink__1017_990071680"/></text:p>
        </text:list-item>
        <text:list-item>
          <text:p text:style-name="P25">Scikit-learn. Задачи библиотеки. sklearn.model_selection</text:p>
        </text:list-item>
        <text:list-item>
          <text:p text:style-name="P25">Scikit-learn. Задачи библиотеки. Сокращение размерности. PCA. IncrementalPCA</text:p>
        </text:list-item>
        <text:list-item>
          <text:p text:style-name="P25">Scikit-learn. Задачи библиотеки. Сокращение размерности. ProjectedGradientNMF. FactorAnalysis</text:p>
        </text:list-item>
        <text:list-item>
          <text:p text:style-name="P25">Scikit-learn. Задачи библиотеки. Сокращение размерности. TruncatedSVD.</text:p>
        </text:list-item>
        <text:list-item>
          <text:p text:style-name="P25">Scikit-learn. Задачи библиотеки. sklearn.preprocessing</text:p>
        </text:list-item>
        <text:list-item>
          <text:p text:style-name="P25">Scikit-learn. Задачи библиотеки. sklearn.ensemble</text:p>
        </text:list-item>
        <text:list-item>
          <text:p text:style-name="P25">Scikit-learn. Задачи библиотеки. sklearn.metrics</text:p>
        </text:list-item>
        <text:list-item>
          <text:p text:style-name="P25">Scikit-learn. Задачи библиотеки. sklearn.feature_selection</text:p>
        </text:list-item>
        <text:list-item>
          <text:p text:style-name="P25">Обратная связь как бизнес-процесс. Пример обратной связи системы ФМ RSA</text:p>
        </text:list-item>
        <text:list-item>
          <text:p text:style-name="P25">Risk Engine системы RSA.</text:p>
        </text:list-item>
        <text:list-item>
          <text:p text:style-name="P25">Rules Engine системы RSA.</text:p>
        </text:list-item>
        <text:list-item>
          <text:p text:style-name="P27">Пакет matplotlib</text:p>
        </text:list-item>
        <text:list-item>
          <text:p text:style-name="P27">Jupy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8:35:15.615938121</meta:creation-date>
    <meta:generator>LibreOffice/5.1.4.2$Linux_X86_64 LibreOffice_project/10m0$Build-2</meta:generator>
    <dc:date>2016-11-22T18:16:07.108825186</dc:date>
    <meta:editing-duration>PT1H13M41S</meta:editing-duration>
    <meta:editing-cycles>11</meta:editing-cycles>
    <dc:creator>Павел  </dc:creator>
    <meta:document-statistic meta:table-count="0" meta:image-count="0" meta:object-count="0" meta:page-count="3" meta:paragraph-count="113" meta:word-count="744" meta:character-count="5092" meta:non-whitespace-character-count="4543"/>
  </office:meta>
</office:document-meta>
</file>